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737cm" fo:min-width="2.166cm" fo:padding-top="0.229cm" fo:padding-bottom="0.229cm" fo:padding-left="0.441cm" fo:padding-right="0.441cm" fo:wrap-option="no-wrap" draw:shadow-color="#808080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2.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ffffff"/>
      <style:paragraph-properties style:writing-mode="lr-tb"/>
      <style:text-properties fo:font-size="12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" style:family="paragraph">
      <style:paragraph-properties fo:text-align="center" style:punctuation-wrap="simple" style:writing-mode="lr-tb"/>
    </style:style>
    <style:style style:name="P4" style:family="paragraph">
      <loext:graphic-properties draw:fill="solid" draw:fill-color="#ffffff"/>
      <style:paragraph-properties fo:text-align="center" style:punctuation-wrap="simple" style:writing-mode="lr-tb"/>
      <style:text-properties fo:font-size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style:font-name="Times New roman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2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419cm" svg:height="0.544cm" svg:x="2.544cm" svg:y="4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2.756cm" svg:y1="5.303cm" svg:x2="2.756cm" svg:y2="6.395cm">
              <text:p/>
            </draw:line>
            <draw:line draw:style-name="gr2" draw:text-style-name="P2" draw:layer="layout" svg:x1="2.332cm" svg:y1="5.576cm" svg:x2="3.173cm" svg:y2="5.576cm">
              <text:p/>
            </draw:line>
            <draw:line draw:style-name="gr2" draw:text-style-name="P2" draw:layer="layout" svg:x1="2.747cm" svg:y1="6.4cm" svg:x2="2.329cm" svg:y2="6.943cm">
              <text:p/>
            </draw:line>
            <draw:line draw:style-name="gr2" draw:text-style-name="P2" draw:layer="layout" svg:x1="2.756cm" svg:y1="6.4cm" svg:x2="3.174cm" svg:y2="6.943cm">
              <text:p/>
            </draw:line>
          </draw:g>
          <draw:custom-shape draw:style-name="gr3" draw:text-style-name="P1" draw:layer="layout" svg:width="4.308cm" svg:height="1.689cm" svg:x="6.592cm" svg:y="5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2.509cm" svg:height="0.736cm" svg:x="1.482cm" svg:y="7.264cm">
            <draw:text-box>
              <text:p text:style-name="P3"><text:span text:style-name="T1">Uploader</text:span></text:p>
            </draw:text-box>
          </draw:frame>
          <draw:frame draw:style-name="gr4" draw:text-style-name="P4" draw:layer="layout" svg:width="2.827cm" svg:height="0.948cm" svg:x="7.382cm" svg:y="5.518cm">
            <draw:text-box>
              <text:p text:style-name="P3"><text:span text:style-name="T1">&lt;image&gt;</text:span></text:p>
            </draw:text-box>
          </draw:frame>
          <draw:line draw:style-name="gr2" draw:text-style-name="P2" draw:layer="layout" svg:x1="3.523cm" svg:y1="6.051cm" svg:x2="6.613cm" svg:y2="6.051cm">
            <text:p/>
          </draw:line>
        </draw:g>
        <draw:custom-shape draw:style-name="gr5" draw:text-style-name="P5" draw:layer="layout" svg:width="4cm" svg:height="1.7cm" svg:x="11.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611cm" svg:height="0.835cm" svg:x="13.189cm" svg:y="5.565cm">
          <draw:text-box>
            <text:p text:style-name="P6"><text:span text:style-name="T2">&lt;text&gt;</text:span></text:p>
          </draw:text-box>
        </draw:frame>
        <draw:custom-shape draw:style-name="gr5" draw:text-style-name="P5" draw:layer="layout" svg:width="4cm" svg:height="1.7cm" svg:x="16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3.5cm" svg:height="1.418cm" svg:x="17.7cm" svg:y="5.682cm">
          <draw:text-box>
            <text:p text:style-name="P6"><text:span text:style-name="T2">&lt;audio file&gt;</text:span></text:p>
          </draw:text-box>
        </draw:frame>
        <draw:line draw:style-name="gr8" draw:text-style-name="P8" draw:layer="layout" svg:x1="10.9cm" svg:y1="6cm" svg:x2="11.9cm" svg:y2="6cm">
          <text:p/>
        </draw:line>
        <draw:line draw:style-name="gr8" draw:text-style-name="P8" draw:layer="layout" svg:x1="15.9cm" svg:y1="6cm" svg:x2="16.8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5:19:59.983941988</meta:creation-date>
    <dc:date>2018-03-15T15:26:57.212756597</dc:date>
    <meta:editing-duration>PT6M57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